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A GENOVESA AGROINDUSTRIA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119873542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88802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ORDOVA LIVIA, CESAR VICTO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73637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 888 02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11987354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5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195266734</text:p>
          </table:table-cell>
          <table:table-cell table:style-name="Tabla2.D3" office:value-type="string">
            <text:p text:style-name="P23">533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5:20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